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761" officeooo:paragraph-rsid="0012c7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Gayathri G</text:p>
      <text:p text:style-name="P1">Branch: Information Technology</text:p>
      <text:p text:style-name="P1">Hobbies: Novels and Daydream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1:45:57.882662741</meta:creation-date>
    <dc:date>2019-05-01T11:48:10.019079532</dc:date>
    <meta:editing-duration>PT2M1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0" meta:character-count="77" meta:non-whitespace-character-count="70"/>
  </office:meta>
</office:document-meta>
</file>